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7de" officeooo:paragraph-rsid="000397de"/>
    </style:style>
    <style:style style:name="P2" style:family="paragraph" style:parent-style-name="Standard">
      <style:text-properties officeooo:rsid="000543ad" officeooo:paragraph-rsid="000397de"/>
    </style:style>
    <style:style style:name="P3" style:family="paragraph" style:parent-style-name="Standard">
      <style:text-properties officeooo:rsid="000543ad" officeooo:paragraph-rsid="000543ad"/>
    </style:style>
    <style:style style:name="P4" style:family="paragraph" style:parent-style-name="Standard">
      <style:text-properties officeooo:rsid="000543ad" officeooo:paragraph-rsid="000676f8"/>
    </style:style>
    <style:style style:name="P5" style:family="paragraph" style:parent-style-name="Standard">
      <style:text-properties officeooo:rsid="000676f8" officeooo:paragraph-rsid="000676f8"/>
    </style:style>
    <style:style style:name="P6" style:family="paragraph" style:parent-style-name="Standard">
      <style:text-properties officeooo:rsid="00086351" officeooo:paragraph-rsid="00086351"/>
    </style:style>
    <style:style style:name="P7" style:family="paragraph" style:parent-style-name="Standard">
      <style:text-properties officeooo:rsid="0009e80c" officeooo:paragraph-rsid="0009e80c"/>
    </style:style>
    <style:style style:name="T1" style:family="text">
      <style:text-properties officeooo:rsid="000676f8"/>
    </style:style>
    <style:style style:name="T2" style:family="text">
      <style:text-properties officeooo:rsid="00086351"/>
    </style:style>
    <style:style style:name="T3" style:family="text">
      <style:text-properties officeooo:rsid="0009e8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LETÍN EJERCICIOS DE NORMALIZACIÓN:</text:p>
      <text:p text:style-name="Standard"/>
      <text:p text:style-name="P1">Ejercicio 2:</text:p>
      <text:p text:style-name="P1"/>
      <text:p text:style-name="P3">1.</text:p>
      <text:p text:style-name="P1">Coche(#Num_mat,num_plazas,cilindrada) siendo</text:p>
      <text:p text:style-name="P1">Num_mat_es entero,</text:p>
      <text:p text:style-name="P1">num_plazas es entero,</text:p>
      <text:p text:style-name="P3">cilindrada es entero,</text:p>
      <text:p text:style-name="P3">Pk(num_mat);</text:p>
      <text:p text:style-name="P1"/>
      <text:p text:style-name="P1">Vehiculo_propietario(#Num_mat,#dni_propietario) siendo</text:p>
      <text:p text:style-name="P1">num_matricula es entero,</text:p>
      <text:p text:style-name="P1">dni_propietario es cadena,</text:p>
      <text:p text:style-name="P1">Pk(Num_mat, dni_propietario,</text:p>
      <text:p text:style-name="P1">Fk(Num_mat/Coche(num_mat));</text:p>
      <text:p text:style-name="P1"/>
      <text:p text:style-name="P2"/>
      <text:p text:style-name="P3">2.</text:p>
      <text:p text:style-name="P3">Empleado(#dni_empleado,nombre_empleado) siendo</text:p>
      <text:p text:style-name="P3">dni_empleado es cadena,</text:p>
      <text:p text:style-name="P3">nombre_empleado es cadena,</text:p>
      <text:p text:style-name="P3">Pk(dni_empleado)</text:p>
      <text:p text:style-name="P3"/>
      <text:p text:style-name="P3">Contrato (#dni_empleado, #empresa, sueldo) siendo</text:p>
      <text:p text:style-name="P3">dni_empleado es cadena,</text:p>
      <text:p text:style-name="P3">empresa es cadena,</text:p>
      <text:p text:style-name="P3">sueldo es entero,</text:p>
      <text:p text:style-name="P3">Pk(dni_empleado,empresa)</text:p>
      <text:p text:style-name="P3">Fk(dni_empleado/Empleado(dni_empleado));</text:p>
      <text:p text:style-name="P3"/>
      <text:p text:style-name="P3"/>
      <text:p text:style-name="P3">3.</text:p>
      <text:p text:style-name="P3"/>
      <text:p text:style-name="P4">Libro(#cod_libro,autor) siendo</text:p>
      <text:p text:style-name="P4">cod_libro es cadena,</text:p>
      <text:p text:style-name="P4">autor es cadena,</text:p>
      <text:p text:style-name="P4">Pk(cod_libro)</text:p>
      <text:p text:style-name="P4"/>
      <text:p text:style-name="P3">Préstamo (#cod_libro, #num_socio, sanciones_pendientes) <text:span text:style-name="T1">siendo</text:span></text:p>
      <text:p text:style-name="P5">cod_libro es cadena,</text:p>
      <text:p text:style-name="P3">num_socio es entero,</text:p>
      <text:p text:style-name="P3">sanciones_pendientes es entero,</text:p>
      <text:p text:style-name="P3">Pk(Num_socio),</text:p>
      <text:p text:style-name="P5">Fk(Num_socio/Socio(num_socio)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/>
      <text:p text:style-name="P3"/>
      <text:p text:style-name="P5">Alumno(#cod_alumno,nombre_alumno) siendo</text:p>
      <text:p text:style-name="P5">cod_alumno es cadena,</text:p>
      <text:p text:style-name="P5">nombre_alumno es cadena,</text:p>
      <text:p text:style-name="P5">Pk(cod_alumno);</text:p>
      <text:p text:style-name="P5"/>
      <text:p text:style-name="P5">Asignatura(#cod_asignatura,nombre_profesor) siendo</text:p>
      <text:p text:style-name="P5">cod_asignatura es cadena,</text:p>
      <text:p text:style-name="P5">nombre_profesor es cadena,</text:p>
      <text:p text:style-name="P5">Pk(cod_asignatura)</text:p>
      <text:p text:style-name="P5"/>
      <text:p text:style-name="P5">Matriculado(#cod_alumno,#cod_asignatura,nota_final) siendo</text:p>
      <text:p text:style-name="P5">cod_alumno es cadena,</text:p>
      <text:p text:style-name="P5">cod_asignatura es cadena,</text:p>
      <text:p text:style-name="P5">nota_final es entero,</text:p>
      <text:p text:style-name="P5">Pk(cod_alumno,cod_asignatura),</text:p>
      <text:p text:style-name="P5">Fk(cod_alunmo/Alumno(cod_alumno)),</text:p>
      <text:p text:style-name="P5">Fk(cod_asignatura/Asignatura(cod_asignatura));</text:p>
      <text:p text:style-name="P5"/>
      <text:p text:style-name="P5"/>
      <text:p text:style-name="P5">5.</text:p>
      <text:p text:style-name="P5"/>
      <text:p text:style-name="P5">Movimiento (#cod_cuenta, #num_mov, cod_tipo_mov, importe, cod_titular_cuenta)</text:p>
      <text:p text:style-name="P5"/>
      <text:p text:style-name="P6">Movimiento(#num_movimiento,<text:span text:style-name="T3">#cod_cuenta,</text:span>cod_tipo_mov,<text:span text:style-name="T3">importe)</text:span> <text:s/>sinedo</text:p>
      <text:p text:style-name="P6"/>
      <text:p text:style-name="P7">Cuenta_cliente(#cod_cuenta,cod_titular_cuenta) siendo</text:p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9:08:16.940950652</meta:creation-date>
    <dc:date>2024-11-13T10:00:14.211043628</dc:date>
    <meta:editing-duration>PT4M46S</meta:editing-duration>
    <meta:editing-cycles>1</meta:editing-cycles>
    <meta:document-statistic meta:table-count="0" meta:image-count="0" meta:object-count="0" meta:page-count="2" meta:paragraph-count="55" meta:word-count="125" meta:character-count="1524" meta:non-whitespace-character-count="1453"/>
    <meta:generator>LibreOffice/24.2.6.2$Linux_X86_64 LibreOffice_project/420$Build-2</meta:generator>
  </office:meta>
</office:document-meta>
</file>